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Installation de l'application :</text:p>
      <text:p text:style-name="Standard"/>
      <text:p text:style-name="Standard">1. Lancer Python</text:p>
      <text:p text:style-name="Standard">a) Dans Python, ouvrir le fichier « Pluviometrie.py » (RQ : ne pas l'exécuter tout de suite!)</text:p>
      <text:p text:style-name="Standard">b) Dans le menu Exécution, cliquer sur « Configuration par fichier » (ou Ctrl+F6)</text:p>
      <text:p text:style-name="Standard">c) Dans la<text:s/>partie « Console », sélectionner « Exécuter dans une nouvelle console dédiée » puis « OK »</text:p>
      <text:p text:style-name="Standard">d) Exécuter le fichier (F5) pour lancer le serveur</text:p>
      <text:p text:style-name="Standard"/>
      <text:p text:style-name="Standard">2. Tout en veillant à ne pas fermer Python ou la console dans laquelle s'exécute le fichier, réaliser les opérations suivantes.</text:p>
      <text:p text:style-name="Standard"/>
      <text:p text:style-name="Standard">3.<text:s/>Cliquer sur le lien :<text:s/><text:a xlink:href="http://localhost:8081/index.html" office:target-frame-name="_top" xlink:show="replace"><text:span text:style-name="Lienhypertexte">http://localhost:8081/index.html</text:span></text:a><text:s/></text:p>
      <text:p text:style-name="Standard"/>
      <text:p text:style-name="Standard"/>
      <text:p text:style-name="Standard">Fonctionnement (Cahier des charges fonctionnel)</text:p>
      <text:p text:style-name="Standard"/>
      <text:p text:style-name="Standard">Carte glissante, sur laquelle sont placés des marqueurs pour indiquer la position des stations</text:p>
      <text:p text:style-name="Standard">Possibilité de zoom avant/arrière</text:p>
      <text:p text:style-name="Standard">Lorsqu'on clique sur un marqueur, le nom de la station s'affiche sur la carte, et le graphe de la pluviométrie est affiché plus bas</text:p>
      <text:p text:style-name="Standard">L'utilisateur peut choisir la date de début et de fin d'affichage des données. En cas d'erreur (date de début plus récente que date de fin), la plage des dates retenue sera 'date de début sélectionnée' jusqu'à 'date maximale possible'.</text:p>
      <text:p text:style-name="Standard">L'utilisateur peut choisir de comparer les données de la station sélectionnée grâce au marqueur avec les données d'une autre station, qu'il choisit dans un menu déroulan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 Chabac</dc:creator>
    <meta:creation-date>2019-01-11T15:49:00Z</meta:creation-date>
    <dc:date>2019-01-12T15:45:00Z</dc:date>
    <meta:template xlink:href="Normal" xlink:type="simple"/>
    <meta:editing-cycles>2</meta:editing-cycles>
    <meta:editing-duration>PT60S</meta:editing-duration>
    <meta:document-statistic meta:page-count="1" meta:paragraph-count="2" meta:word-count="205" meta:character-count="1336" meta:row-count="9" meta:non-whitespace-character-count="1133"/>
  </office:meta>
</office:document-meta>
</file>